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@startuml</text:p>
      <text:p text:style-name="P3">left to right direction</text:p>
      <text:p text:style-name="P1"><text:span text:style-name="T1">actor</text:span> <text:span text:style-name="T2">Aluno</text:span> <text:span text:style-name="T1">as</text:span> <text:span text:style-name="T2">a</text:span></text:p>
      <text:p text:style-name="P1"><text:span text:style-name="T1">package</text:span> <text:span text:style-name="T2">Professor</text:span> {</text:p>
      <text:p text:style-name="P1"><text:span text:style-name="T1">actor</text:span> <text:span text:style-name="T3">"Professor da sala"</text:span> <text:span text:style-name="T1">as</text:span> <text:span text:style-name="T2">ps</text:span></text:p>
      <text:p text:style-name="P1"><text:span text:style-name="T1">actor</text:span> <text:span text:style-name="T2">Diretor</text:span> <text:span text:style-name="T1">as</text:span> <text:span text:style-name="T2">dr</text:span></text:p>
      <text:p text:style-name="P1">}</text:p>
      <text:p text:style-name="P1"><text:span text:style-name="T1">package</text:span> <text:span text:style-name="T2">Universidade</text:span> {</text:p>
      <text:p text:style-name="P1"><text:span text:style-name="T1">usecase</text:span> <text:span text:style-name="T3">"Ler livro"</text:span> <text:span text:style-name="T1">as</text:span> <text:span text:style-name="T2">UC1</text:span></text:p>
      <text:p text:style-name="P1"><text:span text:style-name="T1">usecase</text:span> <text:span text:style-name="T3">"Estudar"</text:span> <text:span text:style-name="T1">as</text:span> <text:span text:style-name="T2">UC2</text:span></text:p>
      <text:p text:style-name="P1"><text:span text:style-name="T1">usecase</text:span> <text:span text:style-name="T3">"Pensar"</text:span> <text:span text:style-name="T1">as</text:span> <text:span text:style-name="T2">UC3</text:span></text:p>
      <text:p text:style-name="P1"><text:span text:style-name="T1">usecase</text:span> <text:span text:style-name="T3">"Analisar código"</text:span> <text:span text:style-name="T1">as</text:span> <text:span text:style-name="T2">UC4</text:span></text:p>
      <text:p text:style-name="P1">(<text:span text:style-name="T2">UC1</text:span>) <text:span text:style-name="T4">.&gt;</text:span> (<text:span text:style-name="T2">UC2</text:span>) : include</text:p>
      <text:p text:style-name="P1">(<text:span text:style-name="T2">UC3</text:span>) <text:span text:style-name="T4">.&gt;</text:span> (<text:span text:style-name="T2">UC2</text:span>) : &lt;&lt;extends&gt;&gt;</text:p>
      <text:p text:style-name="P1">}</text:p>
      <text:p text:style-name="P1"><text:span text:style-name="T2">sa</text:span> <text:span text:style-name="T4">--</text:span> <text:span text:style-name="T2">UC4</text:span></text:p>
      <text:p text:style-name="P1"><text:span text:style-name="T2">c</text:span> <text:span text:style-name="T4">--</text:span> <text:span text:style-name="T2">UC1</text:span></text:p>
      <text:p text:style-name="P1"><text:span text:style-name="T2">c</text:span> <text:span text:style-name="T4">--</text:span> <text:span text:style-name="T2">UC2</text:span></text:p>
      <text:p text:style-name="P1"><text:span text:style-name="T2">c</text:span> <text:span text:style-name="T4">--</text:span> <text:span text:style-name="T2">UC3</text:span></text:p>
      <text:p text:style-name="P1"><text:span text:style-name="T2">sa</text:span> <text:span text:style-name="T4">&lt;|--</text:span> <text:span text:style-name="T2">ch</text:span></text:p>
      <text:p text:style-name="P2">@enduml</text:p>
      <text:p text:style-name="P2"/>
      <text:p text:style-name="P2"/>
      <text:p text:style-name="P2">@startuml</text:p>
      <text:p text:style-name="P3">left to right direction</text:p>
      <text:p text:style-name="P1"><text:span text:style-name="T1">actor</text:span> <text:span text:style-name="T2">Cliente</text:span> <text:span text:style-name="T1">as</text:span> <text:span text:style-name="T2">c</text:span></text:p>
      <text:p text:style-name="P1"><text:span text:style-name="T1">package</text:span> <text:span text:style-name="T2">Profissional</text:span> {</text:p>
      <text:p text:style-name="P1"><text:span text:style-name="T1">actor</text:span> <text:span text:style-name="T3">"Supervisor de Alimentos"</text:span> <text:span text:style-name="T1">as</text:span> <text:span text:style-name="T2">sa</text:span></text:p>
      <text:p text:style-name="P1"><text:span text:style-name="T1">actor</text:span> <text:span text:style-name="T2">Chefe</text:span> <text:span text:style-name="T1">as</text:span> <text:span text:style-name="T2">ch</text:span></text:p>
      <text:p text:style-name="P1">}</text:p>
      <text:p text:style-name="P1"><text:span text:style-name="T1">package</text:span> <text:span text:style-name="T2">Restaurante</text:span> {</text:p>
      <text:p text:style-name="P1"><text:span text:style-name="T1">usecase</text:span> <text:span text:style-name="T3">"Comer alimento"</text:span> <text:span text:style-name="T1">as</text:span> <text:span text:style-name="T2">UC1</text:span></text:p>
      <text:p text:style-name="P1"><text:span text:style-name="T1">usecase</text:span> <text:span text:style-name="T3">"Pagar"</text:span> <text:span text:style-name="T1">as</text:span> <text:span text:style-name="T2">UC2</text:span></text:p>
      <text:p text:style-name="P1"><text:span text:style-name="T1">usecase</text:span> <text:span text:style-name="T3">"Beber"</text:span> <text:span text:style-name="T1">as</text:span> <text:span text:style-name="T2">UC3</text:span></text:p>
      <text:p text:style-name="P1"><text:span text:style-name="T1">usecase</text:span> <text:span text:style-name="T3">"Analisar alimento"</text:span> <text:span text:style-name="T1">as</text:span> <text:span text:style-name="T2">UC4</text:span></text:p>
      <text:p text:style-name="P1">(<text:span text:style-name="T2">UC1</text:span>) <text:span text:style-name="T4">.&gt;</text:span> (<text:span text:style-name="T2">UC2</text:span>) : include</text:p>
      <text:p text:style-name="P1">(<text:span text:style-name="T2">UC3</text:span>) <text:span text:style-name="T4">.&gt;</text:span> (<text:span text:style-name="T2">UC2</text:span>) : &lt;&lt;extends&gt;&gt;</text:p>
      <text:p text:style-name="P1">}</text:p>
      <text:p text:style-name="P1"><text:span text:style-name="T2">sa</text:span> <text:span text:style-name="T4">--</text:span> <text:span text:style-name="T2">UC4</text:span></text:p>
      <text:p text:style-name="P1"><text:span text:style-name="T2">c</text:span> <text:span text:style-name="T4">--</text:span> <text:span text:style-name="T2">UC1</text:span></text:p>
      <text:p text:style-name="P1"><text:span text:style-name="T2">c</text:span> <text:span text:style-name="T4">--</text:span> <text:span text:style-name="T2">UC2</text:span></text:p>
      <text:p text:style-name="P1"><text:span text:style-name="T2">c</text:span> <text:span text:style-name="T4">--</text:span> <text:span text:style-name="T2">UC3</text:span></text:p>
      <text:p text:style-name="P1"><text:span text:style-name="T2">sa</text:span> <text:span text:style-name="T4">&lt;|--</text:span> <text:span text:style-name="T2">ch</text:span></text:p>
      <text:p text:style-name="P2">@enduml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9:58:59.474919466</meta:creation-date>
    <dc:date>2023-04-19T21:10:43.317842319</dc:date>
    <meta:editing-duration>PT1M23S</meta:editing-duration>
    <meta:editing-cycles>1</meta:editing-cycles>
    <meta:document-statistic meta:table-count="0" meta:image-count="0" meta:object-count="0" meta:page-count="1" meta:paragraph-count="42" meta:word-count="142" meta:character-count="708" meta:non-whitespace-character-count="608"/>
    <meta:generator>LibreOffice/7.3.7.2$Linux_X86_64 LibreOffice_project/30$Build-2</meta:generator>
  </office:meta>
</office:document-meta>
</file>